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C5000B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C5000B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5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7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7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7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73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87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88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89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90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91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9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9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9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0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1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7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28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29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0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1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3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4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3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4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5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6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5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7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7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83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84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85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18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8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9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0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1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2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30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1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3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35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6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7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8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39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0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1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2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3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4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5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6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7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48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T249" style:parent-style-name="Policepardéfaut" style:family="text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T250" style:parent-style-name="Policepardéfau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25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T252" style:parent-style-name="Policepardéfau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253" style:parent-style-name="Policepardéfaut" style:family="text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54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55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56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57" style:parent-style-name="Standard" style:family="paragraph">
      <style:text-properties fo:font-weight="bold" style:font-weight-asian="bold" style:font-weight-complex="bold" fo:color="#000000" fo:font-size="13pt" style:font-size-asian="13pt" style:font-size-complex="13pt" fo:language="en" fo:country="US"/>
    </style:style>
    <style:style style:name="P258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5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6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6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6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26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T264" style:parent-style-name="Policepardéfaut" style:family="text">
      <style:text-properties fo:font-weight="bold" style:font-weight-asian="bold" style:font-weight-complex="bold" fo:color="#000000" fo:font-size="13pt" style:font-size-asian="13pt" style:font-size-complex="13pt"/>
    </style:style>
  </office:automatic-styles>
  <office:body>
    <office:text text:use-soft-page-breaks="true">
      <text:p text:style-name="P1">Chapitre 4 : Les graphes (1)</text:p>
      <text:p text:style-name="P2">Spécification et implantation</text:p>
      <text:p text:style-name="Standard"/>
      <text:p text:style-name="P3">1)Définition et propriétés</text:p>
      <text:p text:style-name="P4">1.1)Graphe orientées</text:p>
      <text:p text:style-name="P5">Définition : Un graphe orienté simple est un couple G=(S,A) ou S est un ensemble<text:s/>de sommet et A est une relation binaire A€SxS,donc les éléments sont les arcs.</text:p>
      <text:p text:style-name="P6"/>
      <text:p text:style-name="P7">Définition incidence : Les sommets a e b sont incidents à l'arc (a,b). a est l'origine, b est l'extrémité. Et l'arc (a,b) est incident aux sommets a et b.</text:p>
      <text:p text:style-name="P8"/>
      <text:p text:style-name="P9">Définition adjacent : 2 arcs sont adjacents s'il sont incidents à un même sommet.</text:p>
      <text:p text:style-name="P10"/>
      <text:p text:style-name="P11">Définition : A(x) : ensemble des successeurs de x, A^-1(x) : ensemble des prédécesseurs de x.</text:p>
      <text:p text:style-name="P12"/>
      <text:p text:style-name="P13">de(x)(ou d-(x))=card(A^-1(x)) demi degré extérieur.</text:p>
      <text:p text:style-name="P14">di(x)(ou d+(x))=card(A(x)) : demi degré intérieur.</text:p>
      <text:p text:style-name="P15">//d(x)&lt;=de(x)+di(x)</text:p>
      <text:p text:style-name="P16">d(x)=card(A(x) U A^-1(x))</text:p>
      <text:p text:style-name="P17"/>
      <text:p text:style-name="P18">1.2)Opération globales sur les graphes</text:p>
      <text:p text:style-name="P19">Définition : le sous-graphe de G engendré par X€S est le graphe G'=(X,A')</text:p>
      <text:p text:style-name="P20">Définition : le graphe partiel de G engendré par U€A est le graphe G'=(S,A')</text:p>
      <text:p text:style-name="P21"/>
      <text:p text:style-name="P22">Soit 2 relation binaires : A1, A2 € SxS</text:p>
      <text:p text:style-name="P23">opération : Union A1 U A2</text:p>
      <text:p text:style-name="P24"><text:tab/><text:tab/>Intersection : inter(A1,A2)</text:p>
      <text:p text:style-name="P25"><text:tab/><text:tab/>Composition A1 o A2 : x (A1 o A2) y ssi il existe z tel que xA1z et zA2y.</text:p>
      <text:p text:style-name="P26"><text:tab/><text:tab/>Quand A1=A2=A alors A1 o A2= A²</text:p>
      <text:p text:style-name="P27">Définition : (E,A1 U A2),(E,inter(A1,A2),(E,A1 o A2) sont<text:s/>l'union, l'intersection, la composition des graphes (E,A1) et (E,A2)</text:p>
      <text:p text:style-name="P28"/>
      <text:p text:style-name="P29">Définition : Le graphe(E,A^-1) est le symétrique de (E,A)</text:p>
      <text:p text:style-name="P30"><text:tab/>La relation A^-1 U A est la symétrisé de A</text:p>
      <text:p text:style-name="P31"/>
      <text:p text:style-name="P32">1.3)Chemins</text:p>
      <text:p text:style-name="P33">Définition : Un chemin de longueur k&gt;=0 dans G=(E,A) est une suite d'arcs de G (a1,...ak) tel que l'extrémité de ai-1 = origine ai pour k&gt;i&gt;=2</text:p>
      <text:p text:style-name="P34">Un circuit est un chemin non vide dont l'origine=extrémité</text:p>
      <text:p text:style-name="P35">Une boucle est un circuit de longueur 1.</text:p>
      <text:p text:style-name="P36"/>
      <text:p text:style-name="P37">Un chemin simple est un chemin dont tout les arcs sont distincts</text:p>
      <text:p text:style-name="P38">Un chemin<text:s/>élémentaire est un chemin dont tout les sommets sont distincts</text:p>
      <text:p text:style-name="P39">élémentaire = &gt; simple (mais pas le contraire)</text:p>
      <text:p text:style-name="P40"/>
      <text:p text:style-name="P41"/>
      <text:soft-page-break/>
      <text:p text:style-name="P42">Définition Composition k-itéré de la relation A :</text:p>
      <text:p text:style-name="P43">A^k= A o A o A …</text:p>
      <text:p text:style-name="P44">donc A^0= identité dans E.</text:p>
      <text:p text:style-name="P45">x(A^k)y s'il existe un chemin de longueur k entre<text:s/>x et y.</text:p>
      <text:p text:style-name="P46"/>
      <text:p text:style-name="P47">Définition :</text:p>
      <text:p text:style-name="P48">-La fermeture transitive A+ = U de k=1 à inf de A^k.</text:p>
      <text:p text:style-name="P49">-La fermeture réflexive et transitive A* = U de k=0 à inf de A^k.</text:p>
      <text:p text:style-name="P50"/>
      <text:p text:style-name="P51">1.4)Équivalence forte, forte connexité</text:p>
      <text:p text:style-name="P52">Définition : 2 sommets sont fortement équivalent dans G si ils sont égaux ou bien s'il existe un chemin de x à y ET de y à x. on note x ~f y (on dit que ~f est une relation d'équivalence).</text:p>
      <text:p text:style-name="P53"/>
      <text:p text:style-name="P54">Définition : Une composante fortement connexe de G est un sous-graphe engendrées par une telle classe d'équivalence.</text:p>
      <text:p text:style-name="P55"/>
      <text:p text:style-name="P56">1.5)Équivalence,<text:s/>connexité</text:p>
      <text:p text:style-name="P57"/>
      <text:p text:style-name="P58">Définition : Une chaînes dans G est un chemin dans le graphe symétrisé</text:p>
      <text:p text:style-name="P59">Définition : 2 sommets sont équivalents si ils sont égaux ou s'il existe une chaîne de x à y ssi x(A U A^-1)* y</text:p>
      <text:p text:style-name="P60"/>
      <text:p text:style-name="P61">Définition : Une composante connexe est un sous-graphe engendré par cette classe d'équivalence.</text:p>
      <text:p text:style-name="P62"/>
      <text:p text:style-name="P63">1.6)Graphes non orientés</text:p>
      <text:p text:style-name="P64"/>
      <text:p text:style-name="P65">cf cours de Graphe</text:p>
      <text:p text:style-name="P66"/>
      <text:p text:style-name="P67">1.7)Graphe valués</text:p>
      <text:p text:style-name="P68">Définition : une valuation sur les sommets dans un ensembles de valuations appelé Vs est une fonction qu'on note vs : E → Vs</text:p>
      <text:p text:style-name="P69">Définition : Une valuation sur<text:s/>les arcs dans un ensembles de valuations appelé Va est une fonction va : A → Va.</text:p>
      <text:p text:style-name="P70"/>
      <text:p text:style-name="P71">Un grave orienté simple(on a x~y qu'une fois) valué est une structure G=(E,A,Vs,Va,vs,va)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2)Spécification</text:p>
      <text:p text:style-name="P80">2.1)Spécif de base</text:p>
      <text:p text:style-name="P81"/>
      <text:p text:style-name="P82">spec GRAPHE étend EG</text:p>
      <text:p text:style-name="P83">sorte Graphe</text:p>
      <text:p text:style-name="P84">opérations :</text:p>
      <text:p text:style-name="P85">grnouv : → Graphe</text:p>
      <text:p text:style-name="P86">adjs : Graphe S → Graphe</text:p>
      <text:p text:style-name="P87">adja : Graphe S S → Graphe</text:p>
      <text:p text:style-name="P88"/>
      <text:p text:style-name="P89">exs : <text:s/>Graphe S → Bool //existence d'un sommet</text:p>
      <text:p text:style-name="P90">exa : Graphe S S → Bool</text:p>
      <text:p text:style-name="P91">sups : Graphe S → Graphe</text:p>
      <text:p text:style-name="P92">supa : Graphe S S → Graphe</text:p>
      <text:p text:style-name="P93">di : Graphe S → Nat //degré intérieur</text:p>
      <text:p text:style-name="P94">de : Graphe<text:s/>S → Nat//degré exterieur</text:p>
      <text:p text:style-name="P95"/>
      <text:p text:style-name="P96">précondition : Graphe g, S x</text:p>
      <text:p text:style-name="P97">pré adjs(g,x)=!exs(g,x)</text:p>
      <text:p text:style-name="P98">pré adja(g,x,y)=exs(g,x) et exs(g,y) et !exa(g,x,y)</text:p>
      <text:p text:style-name="P99">pré sups(g,x) : di(g,x)==0 &amp;&amp; de(g,x)==0</text:p>
      <text:p text:style-name="P100"/>
      <text:p text:style-name="P101">exs(grnouv,x)=faux</text:p>
      <text:p text:style-name="P102">exs(adjs(g,x),y)=si x=y alors vrai sinon exs(g,y)</text:p>
      <text:p text:style-name="P103">exs(adja(g,x,y),z) si x=z ou y=z alors vrai sinon exs(g,z)</text:p>
      <text:p text:style-name="P104"/>
      <text:p text:style-name="P105">exa(grnouv,x,y)=faux</text:p>
      <text:p text:style-name="P106">exa(ajds(g,x),y,z)=exa(g,y,z)</text:p>
      <text:p text:style-name="P107">exa(adja(g,x,y),a,b)=si x=a et y=b alors vrai sinon exa(g,a,b)</text:p>
      <text:p text:style-name="P108"/>
      <text:p text:style-name="P109">sups(grnouv,x)=grnouv</text:p>
      <text:p text:style-name="P110">sups(adjs(g,x),y)= si x=y alors sups(g,y) sinon adjs(sups(g,y),x)</text:p>
      <text:p text:style-name="P111">sups(adja(g,x,y),z)=adja(sups(g,z),x,y)</text:p>
      <text:p text:style-name="P112"/>
      <text:p text:style-name="P113">supa(grnouv,x,y)=grnouv</text:p>
      <text:p text:style-name="P114">supa(adjs(g,x),y,z)=adjs(supa(g,y,z),x)</text:p>
      <text:p text:style-name="P115">supa(adja(g,x,y),a,b)=si x=a et y=b alors g sinon adja(supa(g,a,b),x,y)</text:p>
      <text:p text:style-name="P116"/>
      <text:p text:style-name="P117">di(grnouv,x)=0</text:p>
      <text:p text:style-name="P118">di(adjs(g,x),y)=di(g,y)</text:p>
      <text:p text:style-name="P119">di(adja(g,x,y),z)=si y=z alors 1+di(g,z) sinon di(g,z)</text:p>
      <text:p text:style-name="P120"/>
      <text:p text:style-name="P121">de(grnouv,x)=0</text:p>
      <text:p text:style-name="P122">de(adjs(g,x),y)=de(g,y)</text:p>
      <text:p text:style-name="P123">de(adja(g,x,y),z)=si x=z alors 1+de(g) sinon de(g)</text:p>
      <text:p text:style-name="P124"/>
      <text:p text:style-name="P125"/>
      <text:p text:style-name="P126"/>
      <text:soft-page-break/>
      <text:p text:style-name="P127">2.2)Graphe valués</text:p>
      <text:p text:style-name="P128">adjs : Graphe S Vs → Graphe</text:p>
      <text:p text:style-name="P129">adja : Graphe S S Va → Graphe</text:p>
      <text:p text:style-name="P130">vs : Graphe S → Vs</text:p>
      <text:p text:style-name="P131">va : Graphe S S → Va</text:p>
      <text:p text:style-name="P132">modvs : Graphe S Vs → Graphe</text:p>
      <text:p text:style-name="P133">modva : Graphe S S Va → Graphe</text:p>
      <text:p text:style-name="P134"/>
      <text:p text:style-name="P135">preconditions :</text:p>
      <text:p text:style-name="P136">vs(g,x),modvs(g,x,Vx) =&gt; exs(g,x)</text:p>
      <text:p text:style-name="P137">va(g,x,y),modva(g,x,y,Vxy)=&gt;exa(g,x,y)</text:p>
      <text:p text:style-name="P138"/>
      <text:p text:style-name="P139">exs(grnouv,x)=faux</text:p>
      <text:p text:style-name="P140">exs(adjs(g,x,Vx),y)=si x=y alors vrai sinon exs(g,y)</text:p>
      <text:p text:style-name="P141">exs(adja(g,x,y,Vxy),z) si x=z ou y=z alors vrai sinon exs(g,z)</text:p>
      <text:p text:style-name="P142"/>
      <text:p text:style-name="P143">exa(grnouv,x,y)=faux</text:p>
      <text:p text:style-name="P144">exa(adjs(g,x,Vx),y,z)=exa(g,y,z)</text:p>
      <text:p text:style-name="P145">exa(adja(g,x,y,Vxy),a,b)=si x=a et y=b alors vrai sinon exa(g,a,b)</text:p>
      <text:p text:style-name="P146"/>
      <text:p text:style-name="P147">sups(grnouv,x)=grnouv</text:p>
      <text:p text:style-name="P148">sups(adjs(g,x,Vx),y)= si x=y alors sups(g,y) sinon adjs(sups(g,y),x,Vx)</text:p>
      <text:p text:style-name="P149">sups(adja(g,x,y,Vxy),z)=adja(sups(g,z),x,y,Vxy)</text:p>
      <text:p text:style-name="P150"/>
      <text:p text:style-name="P151">supa(grnouv,x,y)=grnouv</text:p>
      <text:p text:style-name="P152">supa(adjs(g,x,Vx),y,z)=adjs(supa(g,y,z),x,Vx)</text:p>
      <text:p text:style-name="P153">supa(adja(g,x,y,Vxy),a,b)=si x=a et y=b alors g sinon adja(supa(g,a,b),x,y,Vxy)</text:p>
      <text:p text:style-name="P154"/>
      <text:p text:style-name="P155">di(grnouv,x)=0</text:p>
      <text:p text:style-name="P156">di(adjs(g,x,Vx),y)=di(g,y)</text:p>
      <text:p text:style-name="P157">di(adja(g,x,y,Vxy),z)=si y=z alors 1+di(g,z) sinon di(g,z)</text:p>
      <text:p text:style-name="P158"/>
      <text:p text:style-name="P159">de(grnouv,x)=0</text:p>
      <text:p text:style-name="P160">de(adjs(g,x,Vx),y)=de(g,y)</text:p>
      <text:p text:style-name="P161">de(adja(g,x,y,Vxy),z)=si x=z alors 1+de(g) sinon de(g)</text:p>
      <text:p text:style-name="P162"/>
      <text:p text:style-name="P163">vs(adjs(g,x,Vx),y)=si x=y alors Vx</text:p>
      <text:p text:style-name="P164"><text:tab/><text:tab/><text:tab/>sinon vs(g,y)</text:p>
      <text:p text:style-name="P165">vs(adja(g,x,y,Vxy),z)=vs(g)</text:p>
      <text:p text:style-name="P166"/>
      <text:p text:style-name="P167">va(adjs(g,x,Vx),y,z)=va(g,y,z)</text:p>
      <text:p text:style-name="P168">va(adja(g,x,y,Vxy),a,b)=si x=a et y=b alors Vxy</text:p>
      <text:p text:style-name="P169"><text:tab/><text:tab/><text:tab/><text:tab/>sinon va(g,a,b)</text:p>
      <text:p text:style-name="P170"/>
      <text:p text:style-name="P171">modvs(adjs(g,x,Vx),y,Vy)=si x=y alors adjs(g,x,Vy)</text:p>
      <text:p text:style-name="P172"><text:tab/><text:tab/><text:tab/><text:tab/>sinon adjs(modvs(g,y,Vy),x,Vx)</text:p>
      <text:p text:style-name="P173">modvs(adja(g,x,y,Vxy),z,Vz)=adja(modvs(g,z,Vz),x,y,Vxy)</text:p>
      <text:p text:style-name="P174"/>
      <text:soft-page-break/>
      <text:p text:style-name="P175">modva(adjs(g,x,Vx),a,b,Vab)=adjs(modva(g,a,b,Vab),x,Vx)</text:p>
      <text:p text:style-name="P176">modva(adja(g,x,y,Vxy),a,b,Vab)=si x=a et y=b alors adja(g,x,y,Vab)</text:p>
      <text:p text:style-name="P177"><text:tab/><text:tab/><text:tab/><text:tab/>sinon adja(modva(g,a,b,Vab),x,y,Vxy)</text:p>
      <text:p text:style-name="P178"/>
      <text:p text:style-name="P179">2.3)Autres opérations</text:p>
      <text:p text:style-name="P180"/>
      <text:p text:style-name="P181">Rappel des ensembles :</text:p>
      <text:p text:style-name="P182">ø : → Ens</text:p>
      <text:p text:style-name="P183">i : Ens S → Ens</text:p>
      <text:p text:style-name="P184">d : Ens S → Ens</text:p>
      <text:p text:style-name="P185">€ : Ens S → Bool</text:p>
      <text:p text:style-name="P186">v : Ens → Bool</text:p>
      <text:p text:style-name="P187">card : Ens → Nat</text:p>
      <text:p text:style-name="P188">choix : Ens → S</text:p>
      <text:p text:style-name="P189"/>
      <text:p text:style-name="P190">précondition :</text:p>
      <text:p text:style-name="P191">pré i(e,x)=!x€e</text:p>
      <text:p text:style-name="P192">pré choix(e)=!v(e)</text:p>
      <text:p text:style-name="P193"/>
      <text:p text:style-name="P194">axiomes :</text:p>
      <text:p text:style-name="P195">choix(e) € e=vrai</text:p>
      <text:p text:style-name="P196"/>
      <text:p text:style-name="P197">Autres opérations sur les graphes :</text:p>
      <text:p text:style-name="P198">spec GRAPHE1 etend GRAPHE,ENS</text:p>
      <text:p text:style-name="P199">opérations :</text:p>
      <text:p text:style-name="P200">es : Graphe → Ens //Ensemble de sommet</text:p>
      <text:p text:style-name="P201">esuc : Graphe S → Ens //ensemble des successeurs</text:p>
      <text:p text:style-name="P202">epred : Graphe S → Ens //ensemble des prédécesseur</text:p>
      <text:p text:style-name="P203"/>
      <text:p text:style-name="P204">axiomes :</text:p>
      <text:p text:style-name="P205"/>
      <text:p text:style-name="P206">es(grnouv)=ø</text:p>
      <text:p text:style-name="P207">es(adjs(g,x))=i(es(g),x)</text:p>
      <text:p text:style-name="P208">es(adja(g,x,y))=es(g)</text:p>
      <text:p text:style-name="P209"/>
      <text:p text:style-name="P210">esuc(grnouv,z)=ø</text:p>
      <text:p text:style-name="P211">esuc(adjs(g,x),z)=si x==z alors ø sinon esuc(g,z)</text:p>
      <text:p text:style-name="P212">esuc(adja(g,x,y),z)=si x==z alors i(esuc(g,z),y)</text:p>
      <text:p text:style-name="P213"><text:tab/><text:tab/><text:tab/>sinon esuc(g,z)</text:p>
      <text:p text:style-name="P214"/>
      <text:p text:style-name="P215">epred(grnouv,z)=ø</text:p>
      <text:p text:style-name="P216">epred(adjs(g,x),z)=si x==z alors ø sinon epred(g,z)</text:p>
      <text:p text:style-name="P217">epred(adja(g,x,y),z)=si y==z alors i(epred(g,z),x)</text:p>
      <text:p text:style-name="P218"><text:tab/><text:tab/><text:tab/>sinon epred(g,z)</text:p>
      <text:p text:style-name="P219"/>
      <text:p text:style-name="P220"/>
      <text:p text:style-name="P221"/>
      <text:p text:style-name="P222"/>
      <text:soft-page-break/>
      <text:p text:style-name="P223">3)Représentation des graphes</text:p>
      <text:p text:style-name="P224">graphe orienté simples</text:p>
      <text:p text:style-name="P225"/>
      <text:p text:style-name="P226">Etant donné un graphe g=(S,A)</text:p>
      <text:p text:style-name="P227">Les sommets de 1 à n:x1<text:s/>→ xn</text:p>
      <text:p text:style-name="P228">On représente le graphe par une matrice d'adjacence tel que mij=exa(g,xi,xj)</text:p>
      <text:p text:style-name="P229"/>
      <text:p text:style-name="P230">+exs,exa,adja,supa,esuc,epred</text:p>
      <text:p text:style-name="P231">-adjs,sups</text:p>
      <text:p text:style-name="P232"/>
      <text:p text:style-name="P233">C'est une bonne structure de donné si le nombre de sommet est fixe.</text:p>
      <text:p text:style-name="P234">Très utiles pour calculer l'existence de chemins :</text:p>
      <text:p text:style-name="P235">A=m=(mij)</text:p>
      <text:p text:style-name="P236">A²=m²=m*m</text:p>
      <text:p text:style-name="P237">A^k=m^k</text:p>
      <text:p text:style-name="P238"/>
      <text:p text:style-name="P239">A+ :m+=somme(k=1,n, m^k) <text:s/>=&gt; Fermeture transitive</text:p>
      <text:p text:style-name="P240"/>
      <text:p text:style-name="P241">A*:m*=i+m+</text:p>
      <text:p text:style-name="P242"/>
      <text:p text:style-name="P243">Algo pour calculer m+ :</text:p>
      <text:p text:style-name="P244">Schema de Horner :</text:p>
      <text:p text:style-name="P245">m+=m+(m*m)+(m*m*m)....</text:p>
      <text:p text:style-name="P246">m+:m*(i+m*(i+m*.....)) <text:s/>=&gt;<text:s/>Schema de Horner</text:p>
      <text:p text:style-name="P247"/>
      <text:p text:style-name="P248">Algo : m+ = S*m</text:p>
      <text:p text:style-name="Standard"><text:span text:style-name="T249"><text:tab/></text:span><text:span text:style-name="T250">avec S=init i</text:span></text:p>
      <text:p text:style-name="P251"><text:tab/>pour k de 1 à n-1</text:p>
      <text:p text:style-name="Standard"><text:span text:style-name="T252"><text:tab/></text:span><text:span text:style-name="T253">rep S*m+i frep</text:span></text:p>
      <text:p text:style-name="P254"/>
      <text:p text:style-name="P255">Compléxité : O(n^4)</text:p>
      <text:p text:style-name="P256"/>
      <text:p text:style-name="P257"/>
      <text:p text:style-name="P258">3.2)Listes d'adjacence</text:p>
      <text:p text:style-name="P259">Pour un graphe g :</text:p>
      <text:p text:style-name="P260">-L'ensemble des sommets es(g) par une liste (contiguë ou chaînée)</text:p>
      <text:p text:style-name="P261">-L'ensemble des successeurs esuc(g,x)<text:s/>par une liste chaînée appelé liste d'adjacence.(variante avec des pointeurs sur les sommets).</text:p>
      <text:p text:style-name="P262">-L'ensemble des prédécesseur epred(g,x).</text:p>
      <text:p text:style-name="P263">+adjs,adja,sups,supa.</text:p>
      <text:p text:style-name="Standard"><text:span text:style-name="T264">-pas d'accès direct mais parcours de lis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3-13T10:48:00Z</meta:creation-date>
    <dc:date>2012-05-28T15:21:00Z</dc:date>
    <meta:template xlink:href="Normal.dotm" xlink:type="simple"/>
    <meta:editing-cycles>67</meta:editing-cycles>
    <meta:editing-duration>PT11280S</meta:editing-duration>
    <meta:document-statistic meta:page-count="6" meta:paragraph-count="15" meta:word-count="1179" meta:character-count="7652" meta:row-count="54" meta:non-whitespace-character-count="6488"/>
  </office:meta>
</office:document-meta>
</file>